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officeooo:rsid="00151313" officeooo:paragraph-rsid="00151313"/>
    </style:style>
    <style:style style:name="P7" style:family="paragraph" style:parent-style-name="Text_20_body">
      <style:text-properties officeooo:rsid="0015f8d7" officeooo:paragraph-rsid="0015f8d7"/>
    </style:style>
    <style:style style:name="P8" style:family="paragraph" style:parent-style-name="Text_20_body">
      <style:text-properties officeooo:rsid="0018b095" officeooo:paragraph-rsid="0018b095"/>
    </style:style>
    <style:style style:name="P9" style:family="paragraph" style:parent-style-name="Text_20_body">
      <style:text-properties officeooo:paragraph-rsid="001a720a"/>
    </style:style>
    <style:style style:name="P10" style:family="paragraph">
      <style:text-properties fo:color="#ffffff"/>
    </style:style>
    <style:style style:name="P11" style:family="paragraph">
      <loext:graphic-properties draw:fill="solid" draw:fill-color="#333333"/>
      <style:paragraph-properties style:writing-mode="lr-tb"/>
      <style:text-properties fo:color="#ffffff"/>
    </style:style>
    <style:style style:name="T1" style:family="text">
      <style:text-properties officeooo:rsid="0018b095"/>
    </style:style>
    <style:style style:name="T2" style:family="text">
      <style:text-properties fo:color="#fffff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99ffff" draw:fill="solid" draw:fill-color="#333333" fo:min-height="0.7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ker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5_334165499" text:style-name="Index_20_Link" text:visited-style-name="Index_20_Link">Utiliser Docker sur windows<text:tab/>1</text:a></text:p>
          <text:p text:style-name="P2"><text:a xlink:type="simple" xlink:href="#__RefHeading___Toc39_1266530705" text:style-name="Index_20_Link" text:visited-style-name="Index_20_Link">Télécharger Boot2Docker<text:tab/>1</text:a></text:p>
          <text:p text:style-name="P2"><text:a xlink:type="simple" xlink:href="#__RefHeading___Toc107_334165499" text:style-name="Index_20_Link" text:visited-style-name="Index_20_Link">Installer Boot2Docker<text:tab/>1</text:a></text:p>
          <text:p text:style-name="P2"><text:a xlink:type="simple" xlink:href="#__RefHeading___Toc41_1266530705" text:style-name="Index_20_Link" text:visited-style-name="Index_20_Link">Commande Boot2Docker<text:tab/>1</text:a></text:p>
          <text:p text:style-name="P5"><text:a xlink:type="simple" xlink:href="#__RefHeading___Toc43_1266530705" text:style-name="Index_20_Link" text:visited-style-name="Index_20_Link">Démarrer Boot2Docker<text:tab/>1</text:a></text:p>
          <text:p text:style-name="P5"><text:a xlink:type="simple" xlink:href="#__RefHeading___Toc45_1266530705" text:style-name="Index_20_Link" text:visited-style-name="Index_20_Link">Arrêter Boot2Docker<text:tab/>1</text:a></text:p>
          <text:p text:style-name="P5"><text:a xlink:type="simple" xlink:href="#__RefHeading___Toc47_1266530705" text:style-name="Index_20_Link" text:visited-style-name="Index_20_Link">Se connecter à un ssh<text:tab/>1</text:a></text:p>
          <text:p text:style-name="P5"><text:a xlink:type="simple" xlink:href="#__RefHeading___Toc49_1266530705" text:style-name="Index_20_Link" text:visited-style-name="Index_20_Link">Connaître l’IP de votre machine<text:tab/>1</text:a></text:p>
        </text:index-body>
      </text:table-of-content>
      <text:h text:style-name="Heading_20_1" text:outline-level="1"><text:bookmark-start text:name="__RefHeading___Toc105_334165499"/>Utiliser Docker sur windows<text:bookmark-end text:name="__RefHeading___Toc105_334165499"/></text:h>
      <text:h text:style-name="P6" text:outline-level="2"><text:bookmark-start text:name="__RefHeading___Toc39_1266530705"/>Télécharger Boot2Docker<text:bookmark-end text:name="__RefHeading___Toc39_1266530705"/></text:h>
      <text:h text:style-name="Heading_20_2" text:outline-level="2"><text:bookmark-start text:name="__RefHeading___Toc107_334165499"/>Installer Boot2Docker<text:bookmark-end text:name="__RefHeading___Toc107_334165499"/></text:h>
      <text:p text:style-name="Text_20_body"/>
      <text:h text:style-name="Heading_20_2" text:outline-level="2"><text:bookmark-start text:name="__RefHeading___Toc41_1266530705"/>Commande Boot2Docker<text:bookmark-end text:name="__RefHeading___Toc41_1266530705"/></text:h>
      <text:h text:style-name="Heading_20_3" text:outline-level="3"><text:bookmark-start text:name="__RefHeading___Toc43_1266530705"/>Démarrer Boot2Docker<text:bookmark-end text:name="__RefHeading___Toc43_1266530705"/></text:h>
      <text:p text:style-name="P7"><draw:frame text:anchor-type="paragraph" draw:z-index="0" draw:style-name="gr1" draw:text-style-name="P11" svg:width="9.866cm" svg:height="0.752cm" svg:x="0.353cm" svg:y="0.284cm"><draw:text-box><text:p text:style-name="P10"><text:span text:style-name="T2">boot2docker up</text:span></text:p></draw:text-box></draw:frame></text:p>
      <text:p text:style-name="P7"/>
      <text:h text:style-name="Heading_20_3" text:outline-level="3"><text:bookmark-start text:name="__RefHeading___Toc45_1266530705"/>Arrêter Boot2Docker<text:bookmark-end text:name="__RefHeading___Toc45_1266530705"/></text:h>
      <text:p text:style-name="P8"><draw:frame text:anchor-type="paragraph" draw:z-index="1" draw:style-name="gr1" draw:text-style-name="P11" svg:width="9.866cm" svg:height="0.752cm" svg:x="0.277cm" svg:y="0.201cm"><draw:text-box><text:p text:style-name="P10"><text:span text:style-name="T2">boot2docker stop</text:span></text:p></draw:text-box></draw:frame></text:p>
      <text:p text:style-name="P8"/>
      <text:h text:style-name="Heading_20_3" text:outline-level="3"><text:bookmark-start text:name="__RefHeading___Toc47_1266530705"/>Se connecter à un ssh<text:bookmark-end text:name="__RefHeading___Toc47_1266530705"/></text:h>
      <text:p text:style-name="Text_20_body"><draw:frame text:anchor-type="paragraph" draw:z-index="2" draw:style-name="gr1" draw:text-style-name="P11" svg:width="9.866cm" svg:height="0.752cm" svg:x="0.258cm" svg:y="0.004cm"><draw:text-box><text:p text:style-name="P10"><text:span text:style-name="T2">boot2docker ssh</text:span></text:p></draw:text-box></draw:frame></text:p>
      <text:p text:style-name="Text_20_body"/>
      <text:h text:style-name="Heading_20_3" text:outline-level="3"><draw:frame text:anchor-type="paragraph" draw:z-index="3" draw:style-name="gr1" draw:text-style-name="P11" svg:width="9.866cm" svg:height="0.752cm" svg:x="0.258cm" svg:y="0.988cm"><draw:text-box><text:p text:style-name="P10"><text:span text:style-name="T2">boot2docker ip</text:span></text:p></draw:text-box></draw:frame><text:bookmark-start text:name="__RefHeading___Toc49_1266530705"/>Connaître l’IP de votre machine<text:bookmark-end text:name="__RefHeading___Toc49_1266530705"/></text:h>
      <text:p text:style-name="Text_20_body"/>
      <text:p text:style-name="Text_20_body"/>
      <text:h text:style-name="Heading_20_2" text:outline-level="2"><text:soft-page-break/>Installer Docker Compose</text:h>
      <text:p text:style-name="P9"><draw:frame text:anchor-type="paragraph" draw:z-index="4" draw:style-name="gr1" draw:text-style-name="P11" svg:width="9.866cm" svg:height="0.752cm" svg:x="0.258cm" svg:y="0.988cm"><draw:text-box><text:p text:style-name="P10"><text:span text:style-name="T2">docker compose up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1T18:12:54.669000000</meta:creation-date>
    <dc:date>2020-08-01T21:18:54.221000000</dc:date>
    <meta:editing-duration>PT1H46M9S</meta:editing-duration>
    <meta:editing-cycles>7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19" meta:word-count="63" meta:character-count="428" meta:non-whitespace-character-count="384"/>
  </office:meta>
</office:document-meta>
</file>